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text-underline-style="none" fo:font-weight="normal" style:font-size-asian="12pt" style:font-weight-asian="normal" style:font-size-complex="12pt" style:font-weight-complex="normal"/>
    </style:style>
    <style:style style:name="P2" style:family="paragraph" style:parent-style-name="Standard">
      <style:text-properties fo:font-size="12pt" style:text-underline-style="none" fo:font-weight="bold" style:font-size-asian="12pt" style:font-weight-asian="bold" style:font-size-complex="12pt" style:font-weight-complex="bold"/>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fo:font-size="18pt" fo:font-weight="bold" style:font-size-asian="18pt" style:font-weight-asian="bold" style:font-size-complex="18pt" style:font-weight-complex="bold"/>
    </style:style>
    <style:style style:name="T1" style:family="text">
      <style:text-properties fo:font-style="italic" style:font-style-asian="italic" style:font-style-complex="italic"/>
    </style:style>
    <style:style style:name="T2" style:family="text">
      <style:text-properties fo:font-size="15pt" style:text-underline-style="solid" style:text-underline-width="auto" style:text-underline-color="font-color"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racter Play-styles Resource</text:p>
      <text:p text:style-name="P5"/>
      <text:p text:style-name="P3">Stats:(Weak-Moderate-Medium-High-Max)</text:p>
      <text:p text:style-name="P2">Difficulty: 1(low) to 5(high)</text:p>
      <text:p text:style-name="P2">This shit below is subject to change...</text:p>
      <text:p text:style-name="P1"/>
      <text:p text:style-name="P4">Werewolf Ravager</text:p>
      <text:p text:style-name="P1">As far as Werewolves go, you are extremely vicious. You stay loyal to your pack, yet you think first of your own self interests. Those interests are defined by your endless hunger for violence which drives you to tear any living thing apart. As a ravager, you excel at single-target melee damage as well as tracking and hunting down your victims.</text:p>
      <text:p text:style-name="P1"/>
      <text:p text:style-name="P1">Damage: High </text:p>
      <text:p text:style-name="P1">Tankiness: Moderate to Medium</text:p>
      <text:p text:style-name="P1">Healing: Weak</text:p>
      <text:p text:style-name="P1">Primary Ability: <text:span text:style-name="T1">Dexterity</text:span></text:p>
      <text:p text:style-name="P1">Saving Throws: <text:span text:style-name="T1">Dexterity &amp; Agility</text:span></text:p>
      <text:p text:style-name="P1"/>
      <text:p text:style-name="P4">Pyschopath Jack the Ripper</text:p>
      <text:p text:style-name="P1">To characterize your method, you would be defined as a surgeon of horror. You calculate your every move to get yourself closer to your victims, who you then single out and eviscerate in bloody dismay. Within combat, you string together multiple moves to achieve massive amounts of single-target damage. This character is defined by high-risk high-reward.</text:p>
      <text:p text:style-name="P1"/>
      <text:p text:style-name="P1">Damage: Max </text:p>
      <text:p text:style-name="P1">Tankiness: Weak</text:p>
      <text:p text:style-name="P1">Healing: None</text:p>
      <text:p text:style-name="P1">Primary Ability: <text:span text:style-name="T1">Dexterity</text:span></text:p>
      <text:p text:style-name="P1">Saving Throws: <text:span text:style-name="T1">Dexterity &amp; Agility</text:span></text:p>
      <text:p text:style-name="P1"/>
      <text:p text:style-name="P4">Zombie Voodoo Doctor</text:p>
      <text:p text:style-name="P1">Your origins of the bayou have granted you mastery in the arts of voodoo and hoodoo. While not fully a zombie, you have traded a great deal of yourself away and as such, float somewhere between life and undeath. Still, you are much wiser and more intelligent than your zombie comrades. You excel at making dark trades with the underworld to maintain the life of your party as well as exploiting voodoo dolls to control your enemies.</text:p>
      <text:p text:style-name="P1"/>
      <text:p text:style-name="P1">Damage: Moderate</text:p>
      <text:p text:style-name="P1">Tankiness: Moderate</text:p>
      <text:p text:style-name="P1">Healing: Medium</text:p>
      <text:p text:style-name="P1">Primary Ability: <text:span text:style-name="T1">Wisdom</text:span></text:p>
      <text:p text:style-name="P1">Saving Throws: <text:span text:style-name="T1">Wisdom &amp; Endurance</text:span></text:p>
      <text:p text:style-name="P1"/>
      <text:p text:style-name="P1"/>
      <text:p text:style-name="P1"/>
      <text:p text:style-name="P1"/>
      <text:p text:style-name="P1"/>
      <text:p text:style-name="P4"><text:soft-page-break/>Vampire Bloodlord</text:p>
      <text:p text:style-name="P1">While not as damaging as other vampires, you remain the most bloodthirsty. Your understanding of the crimson liquid allows you to control its flow from one being to another. You excel at siphoning blood out of your enemies and into you or your allies. </text:p>
      <text:p text:style-name="P1"/>
      <text:p text:style-name="P1">Damage: Moderate</text:p>
      <text:p text:style-name="P1">Tankiness: Weak</text:p>
      <text:p text:style-name="P1">Healing: Max</text:p>
      <text:p text:style-name="P1">Primary Ability: <text:span text:style-name="T1">Intelligence</text:span></text:p>
      <text:p text:style-name="P1">Saving Throws: Intelligence<text:span text:style-name="T1"> &amp; Wisdom</text:span></text:p>
      <text:p text:style-name="P1"/>
      <text:p text:style-name="P1"/>
      <text:p text:style-name="P4">Secret Character</text:p>
      <text:p text:style-name="P1">Fuck off</text:p>
      <text:p text:style-name="P1"/>
      <text:p text:style-name="P1"/>
      <text:p text:style-name="P1"/>
      <text:p text:style-name="P1"/>
      <text:p text:style-name="P4">Werewolf Brute</text:p>
      <text:p text:style-name="P1">As a werewolf, you maintain some ferocity as well as your own personal endowments of strength and tenacity. You may not be the toughest tank around, but you make up for it by dealing higher damage. You excel at maintaining the enemies attention while also being able to put in some hurt.</text:p>
      <text:p text:style-name="P1"/>
      <text:p text:style-name="P1">Damage: Medium</text:p>
      <text:p text:style-name="P1">Tankiness: Medium to High</text:p>
      <text:p text:style-name="P1">Healing: Weak</text:p>
      <text:p text:style-name="P1">Primary Ability: <text:span text:style-name="T1">Wisdom</text:span></text:p>
      <text:p text:style-name="P1">Saving Throws: <text:span text:style-name="T1">Wisdom &amp; Endurance</text:span></text:p>
      <text:p text:style-name="P1"/>
      <text:p text:style-name="P1"/>
      <text:p text:style-name="P1"/>
      <text:p text:style-name="P1"/>
      <text:p text:style-name="P4">Vampire Dark Trickster</text:p>
      <text:p text:style-name="P1">A more rare breed of vampire, you contain a high aptitude of trickery and cunning. Clever as you are, you were able to cheat death Twice. Once by becoming a blood drinker, and again by more mysterious ways that you never divulge. As a result of your near-death experiences, you now have the guile to evaporate into a black mist and possess the bodies of your enemy. You excel at controlling others and avoiding damage that you instead give to the enemy. </text:p>
      <text:p text:style-name="P1"/>
      <text:p text:style-name="P1">Damage: Medium</text:p>
      <text:p text:style-name="P1">Tankiness: Medium </text:p>
      <text:p text:style-name="P1">Healing: None</text:p>
      <text:p text:style-name="P1">Primary Ability: <text:span text:style-name="T1">Agility</text:span></text:p>
      <text:p text:style-name="P1">Saving Throws: <text:span text:style-name="T1">Agility &amp; Intelligence</text:span></text:p>
      <text:p text:style-name="P1"/>
      <text:p text:style-name="P1"/>
      <text:p text:style-name="P1"/>
      <text:p text:style-name="P1"/>
      <text:p text:style-name="P4"><text:soft-page-break/>Vampire Death Dealer</text:p>
      <text:p text:style-name="P1">A true descendant of Dracula, you serve in the elite order of assassins. Your thirst for blood is only surpassed by your ability to kill. You manipulate the shadows to dispatch your enemies before they even know they are gone. Among vampires, you command a high level of respect yet you maintain great humility. You excel at stealth kills and scouting the coming threats. </text:p>
      <text:p text:style-name="P1"/>
      <text:p text:style-name="P1">Damage: High</text:p>
      <text:p text:style-name="P1">Tankiness: Weak-Moderate </text:p>
      <text:p text:style-name="P1">Healing: Weak</text:p>
      <text:p text:style-name="P1">Primary Ability: <text:span text:style-name="T1">Dexterity</text:span></text:p>
      <text:p text:style-name="P1">Saving Throws: <text:span text:style-name="T1">Dexterity &amp; Wisdom</text:span></text:p>
      <text:p text:style-name="P1"/>
      <text:p text:style-name="P4">Frankenstein Bolts and Jolts</text:p>
      <text:p text:style-name="P1">Since the day that Victor Frankenstein created his abomination and cast it out of his house, that same creature has been working tirelessly to claim his rightful name. You are of that creature's lineage and also bear the name Frankenstein. You are a family created from death, and through life you remain an act of defiance against god himself.</text:p>
      <text:p text:style-name="P1">Through your resurrection back into this realm, you discovered means of harnessing life force to your own means. You utilize this talent to burst allies to full strength and even bring back allies from the dead. You excel at burst healing, revives, and damage through means of electricity.</text:p>
      <text:p text:style-name="P1"/>
      <text:p text:style-name="P1">Damage: Moderate</text:p>
      <text:p text:style-name="P1">Tankiness: Moderate </text:p>
      <text:p text:style-name="P1">Healing: High (burst/revive based)</text:p>
      <text:p text:style-name="P1">Primary Ability: <text:span text:style-name="T1">Intelligence</text:span></text:p>
      <text:p text:style-name="P1">Saving Throws: <text:span text:style-name="T1">Intelligence &amp; Dexterity</text:span></text:p>
      <text:p text:style-name="P1"/>
      <text:p text:style-name="P4">Psychopath Dr. Jekyll/ Mr. Hyde</text:p>
      <text:p text:style-name="P1">Everyone has a bad side, but you really, really have a bad side. You go from the most apt mind to a raving, hulking lunatic. As Dr. Jekyll, your intellect will aide your allies with various concoctions and experiments. However, when you reach low health you will have no choice but to embrace your inner demon and let him free. As Mr. Hyde, you excel at soaking large amounts of damage, but may your allies be ware. You will not be able to distinguish between ally or foe.</text:p>
      <text:p text:style-name="P1"/>
      <text:p text:style-name="P1">Damage: Medium</text:p>
      <text:p text:style-name="P1">Tankiness: High</text:p>
      <text:p text:style-name="P1">Healing: Moderate (Self Heals)</text:p>
      <text:p text:style-name="P1">Primary Ability: <text:span text:style-name="T1">Endurance</text:span></text:p>
      <text:p text:style-name="P1">Saving Throws: <text:span text:style-name="T1">Endurance &amp; Intelligence</text:span></text:p>
      <text:p text:style-name="P1"/>
      <text:p text:style-name="P1"/>
      <text:p text:style-name="P1"/>
      <text:p text:style-name="P1"/>
      <text:p text:style-name="P1"/>
      <text:p text:style-name="P1"/>
      <text:p text:style-name="P1"/>
      <text:p text:style-name="P1"/>
      <text:p text:style-name="P1"/>
      <text:p text:style-name="P4"><text:soft-page-break/>Psychopath Dorian Gray</text:p>
      <text:p text:style-name="P1">In your youth, you made a plea to never grow old or tarnish. That wish was granted. More info here later.</text:p>
      <text:p text:style-name="P1">Over your life, you spent a great deal of time learning many trades. As such, you are a jack of all trades and have many uses. By nature, you are extremely difficult to kill. You are also very charismatic and can win over most of those you encounter. Last, you are no stranger to murder and its various forms.</text:p>
      <text:p text:style-name="P1"><text:span text:style-name="T2"/></text:p>
      <text:p text:style-name="P1">Damage: Medium</text:p>
      <text:p text:style-name="P1">Tankiness: Medium</text:p>
      <text:p text:style-name="P1">Healing: Medium (self)</text:p>
      <text:p text:style-name="P1">Primary Ability: <text:span text:style-name="T1">Intelligence</text:span></text:p>
      <text:p text:style-name="P1">Saving Throws:<text:span text:style-name="T1"> Intelligence &amp; Dexterity</text:span></text:p>
      <text:p text:style-name="P1"><text:span text:style-name="T2"/></text:p>
      <text:p text:style-name="P4">Zombie Pestilence</text:p>
      <text:p text:style-name="P1">Plague, pestilence, or disease... you are known by many names, and your mark can be seen throughout many lands. You are the embodiment of virulence. Death flows in your wake. You excel at casting out diseases onto the enemy and spreading them to others. Your main utility is to deal moderate damage to multiple targets at a time. Still, you are not the brightest bulb and may need some guidance from others from time to time. BRAINS......</text:p>
      <text:p text:style-name="P1"/>
      <text:p text:style-name="P1">Damage: High (aoe)</text:p>
      <text:p text:style-name="P1">Tankiness: Moderate</text:p>
      <text:p text:style-name="P1">Healing: weak</text:p>
      <text:p text:style-name="P1">Primary Ability: <text:span text:style-name="T1">Dexterity</text:span></text:p>
      <text:p text:style-name="P1">Saving Throws:<text:span text:style-name="T1"> Dexterity &amp; Endurance</text:span></text:p>
      <text:p text:style-name="P1"><text:span text:style-name="T2"/></text:p>
      <text:p text:style-name="P4">Zombie Colossal Cadaver</text:p>
      <text:p text:style-name="P1">A mountain of flesh, you traverse in whatever direction you choose. Your enemies may hack at you only to find more rotted flesh beneath. How many cuts does it take to get to the center of a colossal cadaver? Too many it would seem. You excel the most at tanking damage for the team and may also regrow limbs and flesh over time. </text:p>
      <text:p text:style-name="P1"/>
      <text:p text:style-name="P1">Damage: Moderate</text:p>
      <text:p text:style-name="P1">Tankiness: Max</text:p>
      <text:p text:style-name="P1">Healing: Medium (self)</text:p>
      <text:p text:style-name="P1">Primary Ability: <text:span text:style-name="T1">Endurance</text:span></text:p>
      <text:p text:style-name="P1">Saving Throws:<text:span text:style-name="T1"> Endurance &amp; Strength</text:span></text:p>
      <text:p text:style-name="P1"/>
      <text:p text:style-name="P1"/>
      <text:p text:style-name="P1"/>
      <text:p text:style-name="P1"/>
      <text:p text:style-name="P1"/>
      <text:p text:style-name="P1"/>
      <text:p text:style-name="P1"/>
      <text:p text:style-name="P1"/>
      <text:p text:style-name="P1"/>
      <text:p text:style-name="P1"/>
      <text:p text:style-name="P4"><text:soft-page-break/>Apparition Dementor</text:p>
      <text:p text:style-name="P1">Fucking Harry Potter and shit? You be all sucking people's life force n shit. Making them all sadface. I mean, did you really read this far down into the character list? Cuz there were some good choices up there.... you should pick one of them. Make my life easier. Still, I may make this character if you really, really want to pick it. Dementors are a sick version of ghosts or whatever the fuck they are.</text:p>
      <text:p text:style-name="P1"/>
      <text:p text:style-name="P1">Damage: Medium(aoe)</text:p>
      <text:p text:style-name="P1">Tankiness: weak</text:p>
      <text:p text:style-name="P1">Healing: none</text:p>
      <text:p text:style-name="P1">Primary Ability: <text:span text:style-name="T1">Agility</text:span></text:p>
      <text:p text:style-name="P1">Saving Throws:<text:span text:style-name="T1"> Agility &amp; Intelligence</text:span></text:p>
      <text:p text:style-name="P1"><text:span text:style-name="T2"/></text:p>
      <text:p text:style-name="P4">Apparition Banshee</text:p>
      <text:p text:style-name="P1">Not entirely sure what I will do with this archetype. Let me know any suggestions. So far I imagine it as ghost that has less damage but more utility to cc (crowd control) enemies. It may also just be the ghost from Pac Man. Don't tempt me.</text:p>
      <text:p text:style-name="P1"/>
      <text:p text:style-name="P1">Damage: Medium</text:p>
      <text:p text:style-name="P1">Tankiness: weak</text:p>
      <text:p text:style-name="P1">Healing: none</text:p>
      <text:p text:style-name="P1">Primary Ability: <text:span text:style-name="T1">Agility</text:span></text:p>
      <text:p text:style-name="P1">Saving Throws:<text:span text:style-name="T1"> Agility &amp; Wis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21T01:06:28.44</meta:creation-date>
    <meta:generator>OpenOffice/4.1.1$Win32 OpenOffice.org_project/411m6$Build-9775</meta:generator>
    <dc:date>2015-04-28T01:17:09.98</dc:date>
    <meta:editing-duration>PT8H59M18S</meta:editing-duration>
    <meta:editing-cycles>5</meta:editing-cycles>
    <meta:document-statistic meta:table-count="0" meta:image-count="0" meta:object-count="0" meta:page-count="5" meta:paragraph-count="106" meta:word-count="1240" meta:character-count="7447"/>
  </office:meta>
</office:document-meta>
</file>